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fo:background-color="transparent">
        <style:background-image/>
      </style:table-properties>
    </style:style>
    <style:style style:name="Tabela1.A" style:family="table-column">
      <style:table-column-properties style:column-width="7.624cm"/>
    </style:style>
    <style:style style:name="Tabela1.B" style:family="table-column">
      <style:table-column-properties style:column-width="2.734cm"/>
    </style:style>
    <style:style style:name="Tabela1.C" style:family="table-column">
      <style:table-column-properties style:column-width="6.643cm"/>
    </style:style>
    <style:style style:name="Tabela1.A1" style:family="table-cell">
      <style:table-cell-properties style:vertical-align="middle" fo:padding="0.049cm" fo:border="none"/>
    </style:style>
    <style:style style:name="Tabela2" style:family="table">
      <style:table-properties style:width="17cm" table:align="left" fo:background-color="transparent">
        <style:background-image/>
      </style:table-properties>
    </style:style>
    <style:style style:name="Tabela2.A" style:family="table-column">
      <style:table-column-properties style:column-width="6.512cm"/>
    </style:style>
    <style:style style:name="Tabela2.B" style:family="table-column">
      <style:table-column-properties style:column-width="5.048cm"/>
    </style:style>
    <style:style style:name="Tabela2.C" style:family="table-column">
      <style:table-column-properties style:column-width="5.44cm"/>
    </style:style>
    <style:style style:name="Tabela2.A1" style:family="table-cell">
      <style:table-cell-properties style:vertical-align="middle" fo:padding="0.049cm" fo:border="none"/>
    </style:style>
    <style:style style:name="Tabela3" style:family="table">
      <style:table-properties style:width="17cm" table:align="left" fo:background-color="transparent">
        <style:background-image/>
      </style:table-properties>
    </style:style>
    <style:style style:name="Tabela3.A" style:family="table-column">
      <style:table-column-properties style:column-width="4.246cm"/>
    </style:style>
    <style:style style:name="Tabela3.B" style:family="table-column">
      <style:table-column-properties style:column-width="5.696cm"/>
    </style:style>
    <style:style style:name="Tabela3.C" style:family="table-column">
      <style:table-column-properties style:column-width="7.059cm"/>
    </style:style>
    <style:style style:name="Tabela3.A1" style:family="table-cell">
      <style:table-cell-properties style:vertical-align="middle" fo:padding="0.049cm" fo:border="none"/>
    </style:style>
    <style:style style:name="P1" style:family="paragraph" style:parent-style-name="Heading_20_1">
      <style:paragraph-properties fo:margin-left="0cm" fo:margin-right="0cm" fo:margin-top="0cm" fo:margin-bottom="0.212cm" style:contextual-spacing="false" fo:text-indent="0cm" style:auto-text-indent="false"/>
    </style:style>
    <style:style style:name="P2" style:family="paragraph" style:parent-style-name="Text_20_body">
      <style:paragraph-properties fo:margin-left="0cm" fo:margin-right="0cm" fo:margin-top="0cm" fo:margin-bottom="0.265cm" style:contextual-spacing="false" fo:text-indent="0cm" style:auto-text-indent="false"/>
      <style:text-properties loext:padding="0cm" loext:border="none"/>
    </style:style>
    <style:style style:name="P3" style:family="paragraph" style:parent-style-name="Heading_20_2">
      <style:paragraph-properties fo:margin-left="0cm" fo:margin-right="0cm" fo:margin-top="0.741cm" fo:margin-bottom="0.212cm" style:contextual-spacing="false" fo:text-indent="0cm" style:auto-text-indent="false"/>
      <style:text-properties loext:padding="0cm" loext:border="none"/>
    </style:style>
    <style:style style:name="P4" style:family="paragraph" style:parent-style-name="Heading_20_3">
      <style:paragraph-properties fo:margin-left="0cm" fo:margin-right="0cm" fo:margin-top="0.741cm" fo:margin-bottom="0.212cm" style:contextual-spacing="false" fo:text-indent="0cm" style:auto-text-indent="false"/>
      <style:text-properties loext:padding="0cm" loext:border="none"/>
    </style:style>
    <style:style style:name="P5" style:family="paragraph" style:parent-style-name="Table_20_Heading">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style>
    <style:style style:name="P7" style:family="paragraph" style:parent-style-name="Text_20_body" style:list-style-name="L1">
      <style:paragraph-properties fo:margin-left="0cm" fo:margin-right="0cm" fo:margin-top="0.212cm" fo:margin-bottom="0.265cm" style:contextual-spacing="false" fo:text-indent="0cm" style:auto-text-indent="false" fo:padding="0cm" fo:border="none"/>
      <style:text-properties loext:padding="0cm" loext:border="none"/>
    </style:style>
    <style:style style:name="P8" style:family="paragraph" style:parent-style-name="Table_20_Contents">
      <style:paragraph-properties fo:margin-left="0cm" fo:margin-right="0cm" fo:text-indent="0cm" style:auto-text-indent="false"/>
      <style:text-properties fo:font-weight="bold"/>
    </style:style>
    <style:style style:name="P9" style:family="paragraph" style:parent-style-name="Text_20_body" style:list-style-name="L2">
      <style:paragraph-properties fo:margin-left="0cm" fo:margin-right="0cm" fo:margin-top="0.212cm" fo:margin-bottom="0.265cm" style:contextual-spacing="false" fo:text-indent="0cm" style:auto-text-indent="false" fo:padding="0cm" fo:border="none"/>
      <style:text-properties loext:padding="0cm" loext:border="none"/>
    </style:style>
    <style:style style:name="T1" style:family="text">
      <style:text-properties fo:font-weight="bol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álise Estratégica Transversal do Mercado Imobiliário e Socioeconômico do Bairro Vila Esplanada em São José do Rio Preto</text:h>
      <text:section text:style-name="Sect1" text:name="extended-response-markdown-content">
        <text:p text:style-name="P2"><text:bookmark text:name="p-c_7a91ba95e551acc9_9812da18-1501-4397-ba33-1c777b4b4bab-19"/>O desenvolvimento urbano de São José do Rio Preto, consolidado como o principal polo administrativo, econômico e de serviços da região Noroeste Paulista, revela uma complexa teia de bairros que se transformaram ao longo das décadas para atender às demandas de uma população que hoje ultrapassa a marca de 500 mil habitantes. No epicentro desta metamorfose urbana, o bairro Vila Esplanada destaca-se não apenas por sua localização geográfica estratégica na Zona Central, mas por sua peculiar transição de um reduto estritamente residencial para um centro de serviços de saúde e educação de alta complexidade. A compreensão profunda deste bairro exige uma análise que perpasse pela história da urbanização municipal, pelas flutuações do mercado imobiliário contemporâneo e pela percepção social que o define como um ativo de investimento e moradia.   </text:p>
        <text:h text:style-name="P3" text:outline-level="2">Contexto Histórico e a Formação da Zona Central</text:h>
        <text:p text:style-name="P2"><text:bookmark text:name="p-c_7a91ba95e551acc9_9812da18-1501-4397-ba33-1c777b4b4bab-20"/>A trajetória da Vila Esplanada está intrinsecamente ligada ao segundo grande período de crescimento de São José do Rio Preto, ocorrido entre 1912 e 1956. Durante este intervalo, a chegada da Estrada de Ferro Araraquarense (EFA) alterou a lógica de ocupação do solo, promovendo o deslocamento da elite e da classe média emergente para além do núcleo fundacional da cidade. A Vila Esplanada surgiu como uma resposta à necessidade de expansão habitacional em terrenos que oferecessem proximidade com o centro comercial, mas que preservassem uma qualidade de vida superior, com lotes amplos e topografia favorável.   </text:p>
        <text:p text:style-name="P2"><text:bookmark text:name="p-c_7a91ba95e551acc9_9812da18-1501-4397-ba33-1c777b4b4bab-21"/>Historicamente, o bairro consolidou-se como um espaço de residência para profissionais liberais e funcionários públicos, refletindo o prestígio da região central no meio do século XX. Com o passar do tempo e o advento do urbanismo modernizador entre 1956 e 1976, a Vila Esplanada começou a sofrer as primeiras pressões de adensamento, embora tenha mantido, em grande parte, sua característica de bairro de casas térreas. A instalação definitiva do complexo hospitalar e educacional da FUNFARME e da FAMERP em áreas adjacentes — notadamente na chácara Dalafina — foi o catalisador que mudou permanentemente a vocação do território, transformando-o no que analistas de mercado hoje denominam como o "Distrito de Saúde" da cidade.   </text:p>
        <text:h text:style-name="P3" text:outline-level="2">Perfil Socioeconômico e Poder Aquisitivo</text:h>
        <text:p text:style-name="P2"><text:bookmark text:name="p-c_7a91ba95e551acc9_9812da18-1501-4397-ba33-1c777b4b4bab-22"/>A Vila Esplanada é classificada predominantemente como um bairro de classe média, com ramificações que atingem a classe média baixa em suas áreas de fronteira. No entanto, a análise do poder aquisitivo no bairro não pode ser feita de maneira linear, pois ela é influenciada por uma população flutuante de alto rendimento e por proprietários tradicionais que possuem imóveis de alto valor venal, embora sua renda corrente possa ser diversa.   </text:p>
        <text:p text:style-name="P2"><text:bookmark text:name="p-c_7a91ba95e551acc9_9812da18-1501-4397-ba33-1c777b4b4bab-23"/>Segundo leituras técnicas do Plano Diretor de São José do Rio Preto, a área central, onde a Vila Esplanada se localiza, apresenta sinais de maturidade urbana. Isso se manifesta em uma proporção elevada de domicílios alugados em comparação com bairros periféricos de expansão recente. Esta <text:soft-page-break/>característica indica que o bairro é habitado por pessoas que priorizam a praticidade e a proximidade com locais de trabalho e estudo, como o Hospital de Base e as clínicas especializadas da região.   </text:p>
        <text:p text:style-name="P2"><text:bookmark text:name="p-c_7a91ba95e551acc9_9812da18-1501-4397-ba33-1c777b4b4bab-24"/>A concentração de renda em São José do Rio Preto é considerada alta, com as classes mais elevadas representando cerca de 20,5% das remunerações totais. Na Vila Esplanada, o poder aquisitivo é sustentado pela presença de médicos, residentes e estudantes de medicina (muitos oriundos de famílias de alto poder aquisitivo de outras regiões do Brasil). Esse público injeta capital no comércio local, sustentando farmácias, restaurantes e serviços de conveniência que operam com margens de lucro superiores à média da zona norte da cidade.   </text:p>
        <text:h text:style-name="P4" text:outline-level="3">Distribuição de Renda e Indicadores Econômicos Municipais</text:h>
        <text:p text:style-name="P2"><text:bookmark text:name="p-c_7a91ba95e551acc9_9812da18-1501-4397-ba33-1c777b4b4bab-25"/>Para compreender a posição da Vila Esplanada no cenário municipal, é necessário observar os indicadores de desenvolvimento que colocam São José do Rio Preto como a 8ª cidade mais desenvolvida do país em 2025. O Índice Firjan de Desenvolvimento Municipal (IFDM) reflete o sucesso da cidade nos eixos de Emprego &amp; Renda, Saúde e Educação, fatores que são abundantes na Vila Esplanada.   </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5">Indicador Econômico (Base 2025)</text:p>
              </table:table-cell>
              <table:table-cell table:style-name="Tabela1.A1" office:value-type="string">
                <text:p text:style-name="P5">Valor / Posição</text:p>
              </table:table-cell>
              <table:table-cell table:style-name="Tabela1.A1" office:value-type="string">
                <text:p text:style-name="P5">Impacto na Vila Esplanada</text:p>
              </table:table-cell>
            </table:table-row>
          </table:table-header-rows>
          <table:table-row>
            <table:table-cell table:style-name="Tabela1.A1" office:value-type="string">
              <text:p text:style-name="P6">Ranking Nacional de Desenvolvimento (Firjan)</text:p>
            </table:table-cell>
            <table:table-cell table:style-name="Tabela1.A1" office:value-type="string">
              <text:p text:style-name="P6">8º lugar</text:p>
            </table:table-cell>
            <table:table-cell table:style-name="Tabela1.A1" office:value-type="string">
              <text:p text:style-name="P6">Valorização constante do m² central</text:p>
            </table:table-cell>
          </table:table-row>
          <table:table-row>
            <table:table-cell table:style-name="Tabela1.A1" office:value-type="string">
              <text:p text:style-name="P6">Ranking Estadual de Desenvolvimento</text:p>
            </table:table-cell>
            <table:table-cell table:style-name="Tabela1.A1" office:value-type="string">
              <text:p text:style-name="P6">4º lugar</text:p>
            </table:table-cell>
            <table:table-cell table:style-name="Tabela1.A1" office:value-type="string">
              <text:p text:style-name="P6">Atração de investidores de outras regiões</text:p>
            </table:table-cell>
          </table:table-row>
          <table:table-row>
            <table:table-cell table:style-name="Tabela1.A1" office:value-type="string">
              <text:p text:style-name="P6">Crescimento Populacional Estimado (até 2035)</text:p>
            </table:table-cell>
            <table:table-cell table:style-name="Tabela1.A1" office:value-type="string">
              <text:p text:style-name="P6">~600.000 hab.</text:p>
            </table:table-cell>
            <table:table-cell table:style-name="Tabela1.A1" office:value-type="string">
              <text:p text:style-name="P6">Pressão por verticalização do bairro</text:p>
            </table:table-cell>
          </table:table-row>
          <table:table-row>
            <table:table-cell table:style-name="Tabela1.A1" office:value-type="string">
              <text:p text:style-name="P6">Valorização Imobiliária Anual (Médio)</text:p>
            </table:table-cell>
            <table:table-cell table:style-name="Tabela1.A1" office:value-type="string">
              <text:p text:style-name="P6">~10.49%</text:p>
            </table:table-cell>
            <table:table-cell table:style-name="Tabela1.A1" office:value-type="string">
              <text:p text:style-name="Table_20_Contents">Ganho real acima da inflação (IGP-M)</text:p>
            </table:table-cell>
          </table:table-row>
        </table:table>
        <text:p text:style-name="P2"><text:bookmark text:name="p-c_7a91ba95e551acc9_9812da18-1501-4397-ba33-1c777b4b4bab-26"/>Fonte: Dados compilados a partir de.   </text:p>
        <text:p text:style-name="P2"><text:bookmark text:name="p-c_7a91ba95e551acc9_9812da18-1501-4397-ba33-1c777b4b4bab-27"/>A Vila Esplanada beneficia-se diretamente desta robustez econômica. Como o bairro oferece a maior concentração de serviços de saúde per capita da região, ele funciona como um "porto seguro" para o capital imobiliário. Em períodos de instabilidade econômica, imóveis localizados próximos a centros de excelência médica tendem a sofrer menos desvalorização, mantendo a liquidez tanto para venda quanto para locação.   </text:p>
        <text:h text:style-name="P3" text:outline-level="2">Análise do Mercado Imobiliário: Preços, Terrenos e Tipologias</text:h>
        <text:p text:style-name="P2"><text:bookmark text:name="p-c_7a91ba95e551acc9_9812da18-1501-4397-ba33-1c777b4b4bab-28"/>O mercado imobiliário na Vila Esplanada é caracterizado por uma oferta limitada de terrenos vazios, o que torna qualquer lote disponível um ativo extremamente disputado. A maioria das transações envolve a compra de imóveis antigos para posterior reforma ou demolição, visando a construção de clínicas ou prédios residenciais de médio padrão.   </text:p>
        <text:h text:style-name="P4" text:outline-level="3"><text:soft-page-break/>Valores de Terrenos e Áreas de Construção</text:h>
        <text:p text:style-name="P2"><text:bookmark text:name="p-c_7a91ba95e551acc9_9812da18-1501-4397-ba33-1c777b4b4bab-29"/>Os preços praticados no bairro variam significativamente de acordo com a metragem e a proximidade com as avenidas de grande fluxo, como a Bady Bassitt ou a proximidade imediata com o Hospital de Base. Em levantamentos recentes, terrenos na Vila Esplanada foram anunciados com valores que oscilam entre R$ 220.000,00 para lotes de 363 m² até mais de R$ 520.000,00 para áreas de aproximadamente 500 m².   </text:p>
        <text:p text:style-name="P2"><text:bookmark text:name="p-c_7a91ba95e551acc9_9812da18-1501-4397-ba33-1c777b4b4bab-30"/>O valor do metro quadrado médio em São José do Rio Preto atingiu R$ 5.834,00 em abril de 2026, com uma variação positiva acumulada de mais de 10% nos últimos 12 meses. Na Vila Esplanada, devido à sua natureza consolidada e demanda inelástica pelo setor de saúde, este valor pode apresentar ágios, especialmente em imóveis com potencial comercial.   </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5">Tipologia de Imóvel na Vila Esplanada</text:p>
              </table:table-cell>
              <table:table-cell table:style-name="Tabela2.A1" office:value-type="string">
                <text:p text:style-name="P5">Faixa de Preço Estimada (R$)</text:p>
              </table:table-cell>
              <table:table-cell table:style-name="Tabela2.A1" office:value-type="string">
                <text:p text:style-name="P5">Perfil do Comprador</text:p>
              </table:table-cell>
            </table:table-row>
          </table:table-header-rows>
          <table:table-row>
            <table:table-cell table:style-name="Tabela2.A1" office:value-type="string">
              <text:p text:style-name="P6">Terreno Residencial (360 m²)</text:p>
            </table:table-cell>
            <table:table-cell table:style-name="Tabela2.A1" office:value-type="string">
              <text:p text:style-name="P6">220.000 - 300.000</text:p>
            </table:table-cell>
            <table:table-cell table:style-name="Tabela2.A1" office:value-type="string">
              <text:p text:style-name="P6">Construtor / Investidor</text:p>
            </table:table-cell>
          </table:table-row>
          <table:table-row>
            <table:table-cell table:style-name="Tabela2.A1" office:value-type="string">
              <text:p text:style-name="P6">Terreno Comercial/Esquina (500 m²)</text:p>
            </table:table-cell>
            <table:table-cell table:style-name="Tabela2.A1" office:value-type="string">
              <text:p text:style-name="P6">500.000 - 650.000</text:p>
            </table:table-cell>
            <table:table-cell table:style-name="Tabela2.A1" office:value-type="string">
              <text:p text:style-name="P6">Clínicas / Laboratórios</text:p>
            </table:table-cell>
          </table:table-row>
          <table:table-row>
            <table:table-cell table:style-name="Tabela2.A1" office:value-type="string">
              <text:p text:style-name="P6">Casa Tradicional (3 dormitórios)</text:p>
            </table:table-cell>
            <table:table-cell table:style-name="Tabela2.A1" office:value-type="string">
              <text:p text:style-name="P6">550.000 - 850.000</text:p>
            </table:table-cell>
            <table:table-cell table:style-name="Tabela2.A1" office:value-type="string">
              <text:p text:style-name="P6">Famílias / Moradia própria</text:p>
            </table:table-cell>
          </table:table-row>
          <table:table-row>
            <table:table-cell table:style-name="Tabela2.A1" office:value-type="string">
              <text:p text:style-name="P6">Imóvel com Múltiplas Casas (Investidor)</text:p>
            </table:table-cell>
            <table:table-cell table:style-name="Tabela2.A1" office:value-type="string">
              <text:p text:style-name="P6">450.000 - 750.000</text:p>
            </table:table-cell>
            <table:table-cell table:style-name="Tabela2.A1" office:value-type="string">
              <text:p text:style-name="P6">Foco em locação para estudantes</text:p>
            </table:table-cell>
          </table:table-row>
          <table:table-row>
            <table:table-cell table:style-name="Tabela2.A1" office:value-type="string">
              <text:p text:style-name="P6">Apartamento Novo (Médio Padrão)</text:p>
            </table:table-cell>
            <table:table-cell table:style-name="Tabela2.A1" office:value-type="string">
              <text:p text:style-name="P6">400.000 - 600.000</text:p>
            </table:table-cell>
            <table:table-cell table:style-name="Tabela2.A1" office:value-type="string">
              <text:p text:style-name="Table_20_Contents">Residentes / Recém-casados</text:p>
            </table:table-cell>
          </table:table-row>
        </table:table>
        <text:p text:style-name="P2"><text:bookmark text:name="p-c_7a91ba95e551acc9_9812da18-1501-4397-ba33-1c777b4b4bab-31"/>Fonte: Dados baseados em.   </text:p>
        <text:h text:style-name="P4" text:outline-level="3">Tipos de Casas Mais Vendidas e Perfil do Investidor</text:h>
        <text:p text:style-name="P2"><text:bookmark text:name="p-c_7a91ba95e551acc9_9812da18-1501-4397-ba33-1c777b4b4bab-32"/>As propriedades mais procuradas no bairro dividem-se em dois grandes blocos. O primeiro é composto por casas de padrão tradicional, geralmente com três dormitórios (sendo um tipo apartamento/suíte), salas amplas e áreas gourmet com piscina. Estes imóveis atendem a famílias que buscam a conveniência de morar perto de tudo, evitando os longos deslocamentos comuns a quem vive nos novos condomínios da Zona Sul, como o Damha ou o Gaivota.   </text:p>
        <text:p text:style-name="P2"><text:bookmark text:name="p-c_7a91ba95e551acc9_9812da18-1501-4397-ba33-1c777b4b4bab-33"/>O segundo bloco, e talvez o mais dinâmico em termos de giro financeiro, é o de imóveis para investidores. É frequente a comercialização de terrenos que abrigam múltiplas unidades habitacionais. Por exemplo, um único lote pode conter três casas distintas de diferentes tamanhos (2, 3 e 5 cômodos), permitindo que o investidor maximize o retorno sobre o capital através da locação individualizada. Este modelo é sustentado pela demanda contínua de alunos da FAMERP e profissionais do Hospital de Base, que buscam moradia acessível e próxima ao trabalho.   </text:p>
        <text:h text:style-name="P3" text:outline-level="2">A "Vila Esplanada" no Imaginário Urbano: Fama e Percepção</text:h>
        <text:p text:style-name="P2"><text:bookmark text:name="p-c_7a91ba95e551acc9_9812da18-1501-4397-ba33-1c777b4b4bab-34"/>A visão da população de São José do Rio Preto sobre a Vila Esplanada é majoritariamente positiva, associando o bairro a conceitos de tradição, prestígio médico e conveniência logística. Ao contrário de regiões que sofrem com estigmas de violência ou precariedade de infraestrutura, a Esplanada é vista como um bairro "nobre antigo", mantendo uma aura de respeitabilidade que atrai tanto moradores quanto empreendedores.   </text:p>
        <text:h text:style-name="P4" text:outline-level="3"><text:soft-page-break/>É um Bairro Procurado?</text:h>
        <text:p text:style-name="P2">Sim, a procura pela Vila Esplanada é constante, mas o perfil do interessado mudou ao longo dos anos. Enquanto nas décadas de 70 e 80 o foco era a moradia familiar definitiva, hoje a procura é movida por:</text:p>
        <text:list text:style-name="L1">
          <text:list-item>
            <text:p text:style-name="P7"><text:bookmark text:name="p-c_7a91ba95e551acc9_9812da18-1501-4397-ba33-1c777b4b4bab-35"/><text:span text:style-name="T1">Profissionais de Saúde:</text:span> Médicos e enfermeiros que desejam residir a poucos minutos de caminhada de seus postos de trabalho.   </text:p>
          </text:list-item>
          <text:list-item>
            <text:p text:style-name="P7"><text:bookmark text:name="p-c_7a91ba95e551acc9_9812da18-1501-4397-ba33-1c777b4b4bab-36"/><text:span text:style-name="T1">Mercado Estudantil:</text:span> Famílias de outras cidades que compram apartamentos ou casas pequenas para seus filhos cursarem medicina ou enfermagem.   </text:p>
          </text:list-item>
          <text:list-item>
            <text:p text:style-name="P7"><text:bookmark text:name="p-c_7a91ba95e551acc9_9812da18-1501-4397-ba33-1c777b4b4bab-37"/><text:span text:style-name="T1">Setor de Serviços:</text:span> Empresas que adaptam casas antigas para transformá-las em consultórios, escritórios de advocacia ou clínicas de estética.   </text:p>
          </text:list-item>
        </text:list>
        <text:h text:style-name="P4" text:outline-level="3">Segurança Pública: Entre o Fato e a Percepção</text:h>
        <text:p text:style-name="P2"><text:bookmark text:name="p-c_7a91ba95e551acc9_9812da18-1501-4397-ba33-1c777b4b4bab-38"/>A questão da segurança é um ponto sensível. Historicamente, a Zona Sul e a Zona Central são consideradas as áreas mais seguras da cidade, especialmente quando comparadas às estatísticas de criminalidade da Zona Norte. No entanto, por ser um bairro com alta circulação de pessoas e veículos, a Vila Esplanada não está imune a incidentes.   </text:p>
        <text:p text:style-name="P2"><text:bookmark text:name="p-c_7a91ba95e551acc9_9812da18-1501-4397-ba33-1c777b4b4bab-39"/>Em abril de 2026, o bairro foi palco de um crime de grande repercussão, onde um casal foi baleado dentro de casa na presença dos filhos. Embora a investigação tenha revelado que se tratava de um crime passional/interpessoal (o suspeito era ex-padrasto da vítima e possuía antecedentes por crimes graves), episódios como este geram flutuações na percepção de segurança do bairro.   </text:p>
        <text:p text:style-name="P2"><text:bookmark text:name="p-c_7a91ba95e551acc9_9812da18-1501-4397-ba33-1c777b4b4bab-40"/>Apesar disso, a infraestrutura de segurança na região é considerada robusta. A presença da Guarda Civil Municipal (GCM) e o patrulhamento constante da Polícia Militar são reforçados pela vigilância privada contratada por muitas das clínicas e condomínios da área. O bairro não tem "fama ruim"; pelo contrário, incidentes isolados são noticiados justamente por serem atípicos em uma região tradicionalmente estável.   </text:p>
        <text:h text:style-name="P3" text:outline-level="2">Concorrência Imobiliária: Vila Esplanada vs. Vila Santa Cruz</text:h>
        <text:p text:style-name="P2"><text:bookmark text:name="p-c_7a91ba95e551acc9_9812da18-1501-4397-ba33-1c777b4b4bab-41"/>No xadrez imobiliário de São José do Rio Preto, o competidor direto da Vila Esplanada é o bairro Vila Santa Cruz. Ambos situam-se na mesma faixa de valorização e compartilham características demográficas e urbanísticas similares.   </text:p>
        <text:h text:style-name="P4" text:outline-level="3">Por que a Vila Santa Cruz é o principal concorrente?</text:h>
        <text:p text:style-name="P2"><text:bookmark text:name="p-c_7a91ba95e551acc9_9812da18-1501-4397-ba33-1c777b4b4bab-42"/>A Vila Santa Cruz também se localiza na região central, adjacente à Avenida Alberto Andaló, e oferece um equilíbrio entre residência e comércio. O bairro é conhecido por suas ruas arborizadas e casas de médio porte, atraindo um público que busca o mesmo estilo de vida da Esplanada: tranquilidade residencial sem abrir mão da proximidade com o centro.   </text:p>
        <table:table table:name="Tabela3" table:style-name="Tabela3">
          <table:table-column table:style-name="Tabela3.A"/>
          <table:table-column table:style-name="Tabela3.B"/>
          <table:table-column table:style-name="Tabela3.C"/>
          <table:table-header-rows>
            <text:soft-page-break/>
            <table:table-row>
              <table:table-cell table:style-name="Tabela3.A1" office:value-type="string">
                <text:p text:style-name="P5">Critério de Comparação</text:p>
              </table:table-cell>
              <table:table-cell table:style-name="Tabela3.A1" office:value-type="string">
                <text:p text:style-name="P5">Vila Esplanada</text:p>
              </table:table-cell>
              <table:table-cell table:style-name="Tabela3.A1" office:value-type="string">
                <text:p text:style-name="P5">Vila Santa Cruz</text:p>
              </table:table-cell>
            </table:table-row>
          </table:table-header-rows>
          <table:table-row>
            <table:table-cell table:style-name="Tabela3.A1" office:value-type="string">
              <text:p text:style-name="P8">Público Dominante</text:p>
            </table:table-cell>
            <table:table-cell table:style-name="Tabela3.A1" office:value-type="string">
              <text:p text:style-name="P6">Médicos / Estudantes de Medicina</text:p>
            </table:table-cell>
            <table:table-cell table:style-name="Tabela3.A1" office:value-type="string">
              <text:p text:style-name="P6">Profissionais Liberais / Comércio</text:p>
            </table:table-cell>
          </table:table-row>
          <table:table-row>
            <table:table-cell table:style-name="Tabela3.A1" office:value-type="string">
              <text:p text:style-name="P8">Infraestrutura de Saúde</text:p>
            </table:table-cell>
            <table:table-cell table:style-name="Tabela3.A1" office:value-type="string">
              <text:p text:style-name="P6">Altíssima (Centro de Referência)</text:p>
            </table:table-cell>
            <table:table-cell table:style-name="Tabela3.A1" office:value-type="string">
              <text:p text:style-name="P6">Média (Próxima a hospitais, mas não os abriga)</text:p>
            </table:table-cell>
          </table:table-row>
          <table:table-row>
            <table:table-cell table:style-name="Tabela3.A1" office:value-type="string">
              <text:p text:style-name="P8">Lazer e Gastronomia</text:p>
            </table:table-cell>
            <table:table-cell table:style-name="Tabela3.A1" office:value-type="string">
              <text:p text:style-name="P6">Moderado (Próximo à Redentora)</text:p>
            </table:table-cell>
            <table:table-cell table:style-name="Tabela3.A1" office:value-type="string">
              <text:p text:style-name="P6">Alto (Próximo à Av. Alberto Andaló)</text:p>
            </table:table-cell>
          </table:table-row>
          <table:table-row>
            <table:table-cell table:style-name="Tabela3.A1" office:value-type="string">
              <text:p text:style-name="P8">Perfil dos Imóveis</text:p>
            </table:table-cell>
            <table:table-cell table:style-name="Tabela3.A1" office:value-type="string">
              <text:p text:style-name="P6">Casas com edículas / Clínicas</text:p>
            </table:table-cell>
            <table:table-cell table:style-name="Tabela3.A1" office:value-type="string">
              <text:p text:style-name="P6">Casas residenciais de médio porte</text:p>
            </table:table-cell>
          </table:table-row>
          <table:table-row>
            <table:table-cell table:style-name="Tabela3.A1" office:value-type="string">
              <text:p text:style-name="P8">Acessibilidade</text:p>
            </table:table-cell>
            <table:table-cell table:style-name="Tabela3.A1" office:value-type="string">
              <text:p text:style-name="P6">Próximo à BR-153 e Washington Luís</text:p>
            </table:table-cell>
            <table:table-cell table:style-name="Tabela3.A1" office:value-type="string">
              <text:p text:style-name="Table_20_Contents">Próximo à Av. Bady Bassitt e Andaló</text:p>
            </table:table-cell>
          </table:table-row>
        </table:table>
        <text:p text:style-name="P2"><text:bookmark text:name="p-c_7a91ba95e551acc9_9812da18-1501-4397-ba33-1c777b4b4bab-43"/>Fonte: Análise comparativa baseada em.   </text:p>
        <text:p text:style-name="P2"><text:bookmark text:name="p-c_7a91ba95e551acc9_9812da18-1501-4397-ba33-1c777b4b4bab-44"/>Enquanto a Vila Esplanada vence na proximidade com o Hospital de Base e FAMERP, a Vila Santa Cruz ganha na proximidade com o eixo financeiro e de entretenimento da Avenida Andaló. Para um investidor focado em locação para estudantes, a Esplanada é superior; para quem busca transformar um imóvel em escritório administrativo, a Santa Cruz pode ser mais atraente.   </text:p>
        <text:h text:style-name="P3" text:outline-level="2">Infraestrutura Complementar: Educação e Saúde</text:h>
        <text:p text:style-name="P2"><text:bookmark text:name="p-c_7a91ba95e551acc9_9812da18-1501-4397-ba33-1c777b4b4bab-45"/>A Vila Esplanada está inserida em um contexto de excelência educacional e de saúde que poucas regiões do interior paulista conseguem replicar. A rede municipal de ensino de Rio Preto é frequentemente premiada, com 12 escolas recebendo o Prêmio Excelência Educacional em 2025. Nas proximidades da Vila Esplanada, encontram-se instituições como o Colégio Interativo e a Maple Bear, que atendem o público de classe média e alta do entorno.   </text:p>
        <text:h text:style-name="P4" text:outline-level="3">O Complexo de Saúde como Eixo Econômico</text:h>
        <text:p text:style-name="P2"><text:bookmark text:name="p-c_7a91ba95e551acc9_9812da18-1501-4397-ba33-1c777b4b4bab-46"/>O Hospital de Base (HB) de São José do Rio Preto é o pilar central da economia da Vila Esplanada. Sendo o segundo maior hospital-escola do país em produção SUS e vinculado à FAMERP, ele atrai anualmente milhares de profissionais e milhões de pacientes. Este fluxo constante garante que o bairro nunca sofra com a vacância imobiliária absoluta.   </text:p>
        <text:list text:style-name="L2">
          <text:list-item>
            <text:p text:style-name="P9"><text:bookmark text:name="p-c_7a91ba95e551acc9_9812da18-1501-4397-ba33-1c777b4b4bab-47"/><text:span text:style-name="T1">Hospital de Base:</text:span> Referência para 102 municípios, com mais de 800 leitos e 4.800 colaboradores.   </text:p>
          </text:list-item>
          <text:list-item>
            <text:p text:style-name="P9"><text:bookmark text:name="p-c_7a91ba95e551acc9_9812da18-1501-4397-ba33-1c777b4b4bab-48"/><text:span text:style-name="T1">Hospital da Criança e Maternidade (HCM):</text:span> Referência em alta complexidade pediátrica e obstetrícia, localizado a poucos metros da Esplanada.   </text:p>
          </text:list-item>
          <text:list-item>
            <text:p text:style-name="P9"><text:bookmark text:name="p-c_7a91ba95e551acc9_9812da18-1501-4397-ba33-1c777b4b4bab-49"/><text:span text:style-name="T1">FAMERP:</text:span> Uma das faculdades de medicina mais conceituadas do país, cujos alunos e professores são os principais inquilinos do bairro.   </text:p>
          </text:list-item>
        </text:list>
        <text:p text:style-name="P2">Este ecossistema gera uma demanda por "serviços de apoio" que valorizam os imóveis comerciais do bairro, como hotéis para acompanhantes de pacientes, restaurantes com dietas específicas e clínicas de reabilitação.</text:p>
        <text:h text:style-name="P3" text:outline-level="2"><text:soft-page-break/>Perspectivas e Dinâmicas Futuras</text:h>
        <text:p text:style-name="P2"><text:bookmark text:name="p-c_7a91ba95e551acc9_9812da18-1501-4397-ba33-1c777b4b4bab-50"/>A Vila Esplanada enfrenta o desafio da renovação urbana. Por ser um bairro antigo, muitos imóveis necessitam de modernização em suas redes elétricas e hidráulicas para atender aos requisitos técnicos de clínicas modernas. A tendência observada para os próximos dez anos é a de uma verticalização pontual, com a construção de prédios de "studios" ou apartamentos de um dormitório voltados para o público jovem e solteiro que orbita o complexo hospitalar.   </text:p>
        <text:p text:style-name="P2"><text:bookmark text:name="p-c_7a91ba95e551acc9_9812da18-1501-4397-ba33-1c777b4b4bab-51"/>A valorização do m² deve continuar em ritmo ascendente, impulsionada pelo fato de que São José do Rio Preto consolidou-se como um hub de serviços médicos para todo o Brasil e América Latina. O bairro, portanto, deixará de ser visto como uma "vila" residencial para consolidar sua identidade como um "Medical District" de alta densidade e valor agregado.   </text:p>
        <text:h text:style-name="P3" text:outline-level="2">Conclusões sobre a Viabilidade e Perfil da Vila Esplanada</text:h>
        <text:p text:style-name="P2"><text:bookmark text:name="p-c_7a91ba95e551acc9_9812da18-1501-4397-ba33-1c777b4b4bab-52"/>A análise exaustiva da Vila Esplanada permite concluir que o bairro é um dos ativos imobiliários mais resilientes de São José do Rio Preto. Sua "fama" perante a cidade é de um local seguro, prático e de alto valor social. Não há evidências de uma reputação negativa sistêmica; ao contrário, a procura supera a oferta em diversos segmentos.   </text:p>
        <text:p text:style-name="P2"><text:bookmark text:name="p-c_7a91ba95e551acc9_9812da18-1501-4397-ba33-1c777b4b4bab-53"/>Para o morador, a Vila Esplanada oferece a conveniência de estar no centro da infraestrutura de uma das cidades mais desenvolvidas do Brasil. Para o investidor, o bairro representa uma oportunidade de rendimento estável via locação estudantil e profissional ou de valorização de capital através da conversão de uso residencial para comercial. A competição com a Vila Santa Cruz e a proximidade com bairros de alto padrão como a Redentora apenas reforçam que a Vila Esplanada está situada em uma das "veias de ouro" do mercado imobiliário do interior paulista.   </text:p>
        <text:p text:style-name="P2"><text:bookmark text:name="p-c_7a91ba95e551acc9_9812da18-1501-4397-ba33-1c777b4b4bab-54"/>Dessa forma, o bairro permanece como um ponto focal para qualquer análise séria do mercado de Rio Preto, equilibrando a nostalgia de suas origens ferroviárias com o vigor tecnológico de seu complexo hospitalar contemporâneo. A Vila Esplanada não é apenas um bairro, mas um componente vital da engrenagem socioeconômica que projeta São José do Rio Preto para o futuro.   </text:p>
      </text:section>
      <text:p text:style-name="Standard"><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20:37:56.009248871</meta:creation-date>
    <dc:date>2026-04-25T20:38:14.556139540</dc:date>
    <meta:editing-duration>PT19S</meta:editing-duration>
    <meta:editing-cycles>1</meta:editing-cycles>
    <meta:document-statistic meta:table-count="3" meta:image-count="0" meta:object-count="0" meta:page-count="6" meta:paragraph-count="106" meta:word-count="2407" meta:character-count="15441" meta:non-whitespace-character-count="13043"/>
    <meta:generator>LibreOffice/25.8.6.2$Linux_X86_64 LibreOffice_project/580$Build-2</meta:generator>
  </office:meta>
</office:document-meta>
</file>